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.499cm" loext:contextual-spacing="false"/>
      <style:text-properties officeooo:paragraph-rsid="001b1ab4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b1ab4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b591d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c8353"/>
    </style:style>
    <style:style style:name="P6" style:family="paragraph" style:parent-style-name="Text_20_body">
      <style:paragraph-properties fo:margin-top="0cm" fo:margin-bottom="0.499cm" loext:contextual-spacing="false"/>
      <style:text-properties officeooo:paragraph-rsid="001b1ab4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 style:list-style-name="L2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13b4e"/>
    </style:style>
    <style:style style:name="P10" style:family="paragraph" style:parent-style-name="Text_20_body" style:list-style-name="L1"/>
    <style:style style:name="P11" style:family="paragraph" style:parent-style-name="Text_20_body" style:list-style-name="L3"/>
    <style:style style:name="T1" style:family="text">
      <style:text-properties officeooo:rsid="001b591d"/>
    </style:style>
    <style:style style:name="T2" style:family="text">
      <style:text-properties officeooo:rsid="001c8353"/>
    </style:style>
    <style:style style:name="T3" style:family="text">
      <style:text-properties officeooo:rsid="001f8cba"/>
    </style:style>
    <style:style style:name="T4" style:family="text">
      <style:text-properties officeooo:rsid="00213b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3b4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/></text:p>
      <text:p text:style-name="P3"><text:span text:style-name="Source_20_Text">https://docs.docker.com/engine/install/debian/#install-using-the-repository</text:span></text:p>
      <text:h text:style-name="P1" text:outline-level="4"><text:bookmark text:name="set-up-the-repository"/><text:span text:style-name="Source_20_Text">Set up the repository</text:span></text:h>
      <text:list xml:id="list2060296446" text:style-name="L1">
        <text:list-item>
          <text:p text:style-name="P10">Update the <text:span text:style-name="Source_20_Text">apt</text:span> package index and install packages to allow <text:span text:style-name="Source_20_Text">apt</text:span> to use a repository over HTTPS:</text:p>
        </text:list-item>
      </text:list>
      <text:p text:style-name="P2"><text:span text:style-name="Source_20_Text"><text:s/>sudo apt-get update</text:span></text:p>
      <text:p text:style-name="Preformatted_20_Text"><text:span text:style-name="Source_20_Text"><text:s/>sudo apt-get install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gnupg \</text:span></text:p>
      <text:p text:style-name="P2"><text:span text:style-name="Source_20_Text"><text:s text:c="4"/>lsb-release</text:span></text:p>
      <text:p text:style-name="P6"><text:span text:style-name="Source_20_Text">Add Docker’s official GPG key:</text:span></text:p>
      <text:list xml:id="list2671024038" text:style-name="L2">
        <text:list-item>
          <text:p text:style-name="P8"><text:span text:style-name="Source_20_Text"><text:s/>curl -fsSL https://download.docker.com/linux/debian/gpg | sudo gpg --dearmor -o /usr/share/keyrings/docker-archive-keyring.gpg</text:span></text:p>
        </text:list-item>
      </text:list>
      <text:p text:style-name="P6"><text:span text:style-name="Source_20_Text">Use the following command to set up the </text:span><text:span text:style-name="Source_20_Text"><text:span text:style-name="Strong_20_Emphasis">stable</text:span></text:span><text:span text:style-name="Source_20_Text"> repository. To add the </text:span><text:span text:style-name="Source_20_Text"><text:span text:style-name="Strong_20_Emphasis">nightly</text:span></text:span><text:span text:style-name="Source_20_Text"> or </text:span><text:span text:style-name="Source_20_Text"><text:span text:style-name="Strong_20_Emphasis">test</text:span></text:span><text:span text:style-name="Source_20_Text"> repository, add the word nightly or test (or both) after the word stable in the commands below. </text:span><text:a xlink:type="simple" xlink:href="https://docs.docker.com/engine/install/" text:style-name="Internet_20_link" text:visited-style-name="Visited_20_Internet_20_Link"><text:span text:style-name="Source_20_Text">Learn about </text:span></text:a><text:a xlink:type="simple" xlink:href="https://docs.docker.com/engine/install/" text:style-name="Internet_20_link" text:visited-style-name="Visited_20_Internet_20_Link"><text:span text:style-name="Source_20_Text"><text:span text:style-name="Strong_20_Emphasis">nightly</text:span></text:span></text:a><text:a xlink:type="simple" xlink:href="https://docs.docker.com/engine/install/" text:style-name="Internet_20_link" text:visited-style-name="Visited_20_Internet_20_Link"><text:span text:style-name="Source_20_Text"> and </text:span></text:a><text:a xlink:type="simple" xlink:href="https://docs.docker.com/engine/install/" text:style-name="Internet_20_link" text:visited-style-name="Visited_20_Internet_20_Link"><text:span text:style-name="Source_20_Text"><text:span text:style-name="Strong_20_Emphasis">test</text:span></text:span></text:a><text:a xlink:type="simple" xlink:href="https://docs.docker.com/engine/install/" text:style-name="Internet_20_link" text:visited-style-name="Visited_20_Internet_20_Link"><text:span text:style-name="Source_20_Text"> channels</text:span></text:a><text:span text:style-name="Source_20_Text">.</text:span></text:p>
      <text:p text:style-name="Preformatted_20_Text"><text:span text:style-name="Source_20_Text"><text:s/>echo \</text:span></text:p>
      <text:p text:style-name="Preformatted_20_Text"><text:span text:style-name="Source_20_Text"><text:s text:c="2"/>"deb [arch=$(dpkg --print-architecture) signed-by=/usr/share/keyrings/docker-archive-keyring.gpg] https://download.docker.com/linux/debian \</text:span></text:p>
      <text:p text:style-name="P2"><text:span text:style-name="Source_20_Text"><text:s text:c="2"/>$(lsb_release -cs) stable" | sudo tee /etc/apt/sources.list.d/docker.list &gt; /dev/null</text:span></text:p>
      <text:h text:style-name="P1" text:outline-level="4"><text:bookmark text:name="install-docker-engine"/><text:span text:style-name="Source_20_Text">Install Docker Engine</text:span></text:h>
      <text:p text:style-name="Text_20_body">This procedure works for Debian on <text:span text:style-name="Source_20_Text">x86_64</text:span> / <text:span text:style-name="Source_20_Text">amd64</text:span>, <text:span text:style-name="Source_20_Text">armhf</text:span>, <text:span text:style-name="Source_20_Text">arm64</text:span>, and Raspbian.</text:p>
      <text:list xml:id="list642121573" text:style-name="L3">
        <text:list-item>
          <text:p text:style-name="P11">Update the <text:span text:style-name="Source_20_Text">apt</text:span> package index, and install the <text:span text:style-name="Emphasis">latest version</text:span> of Docker Engine and containerd, or go to the next step to install a specific version:</text:p>
        </text:list-item>
      </text:list>
      <text:p text:style-name="P2"><text:span text:style-name="Source_20_Text"><text:s/>sudo apt-get update</text:span></text:p>
      <text:p text:style-name="P2"><text:span text:style-name="Source_20_Text"><text:s/>sudo apt-get install docker-ce docker-ce-cli containerd.io</text:span></text:p>
      <text:p text:style-name="P9"><text:span text:style-name="Source_20_Text"><text:span text:style-name="T6">If the above command fails, use the following</text:span></text:span></text:p>
      <text:p text:style-name="P9"><text:span text:style-name="Source_20_Text"><text:span text:style-name="T5">sudo apt-get install -y docker.io</text:span></text:span></text:p>
      <text:p text:style-name="P9"><text:span text:style-name="Source_20_Text"><text:span text:style-name="T6">and check docker -v</text:span></text:span></text:p>
      <text:p text:style-name="P9"><text:span text:style-name="Source_20_Text"><text:span text:style-name="T5"/></text:span></text:p>
      <text:p text:style-name="P2"><text:span text:style-name="Source_20_Text"/></text:p>
      <text:p text:style-name="P6"><text:span text:style-name="Source_20_Text"><text:span text:style-name="T3">L</text:span></text:span><text:span text:style-name="Source_20_Text">ist the versions available in your repo:</text:span></text:p>
      <text:p text:style-name="P2"><text:soft-page-break/><text:span text:style-name="Source_20_Text"><text:s/>apt-cache madison docker-ce</text:span></text:p>
      <text:p text:style-name="P3"><text:span text:style-name="Source_20_Text">sudo apt-get install docker-ce=5:20.10.12~3-0~ubuntu-focal docker-ce-cli=5:20.10.12~3-0~ubuntu-focal containerd.io</text:span></text:p>
      <text:p text:style-name="P3"><text:span text:style-name="Source_20_Text"/></text:p>
      <text:p text:style-name="P3"><text:span text:style-name="Source_20_Text">sudo apt-get install docker-ce=&lt;VERSION_STRING&gt; docker-ce-cli=&lt;VERSION_STRING&gt; containerd.io</text:span></text:p>
      <text:p text:style-name="P3"><text:span text:style-name="Source_20_Text"/></text:p>
      <text:p text:style-name="P5"><text:span text:style-name="Source_20_Text"><text:span text:style-name="T2">Remove old versions</text:span></text:span></text:p>
      <text:p text:style-name="P3"><text:span text:style-name="Source_20_Text">sudo apt-get remove docker docker-engine docker.io containerd runc</text:span></text:p>
      <text:p text:style-name="P3"><text:span text:style-name="Source_20_Text"/></text:p>
      <text:p text:style-name="P4"><text:span text:style-name="Source_20_Text"><text:span text:style-name="T1">Remove Docker</text:span></text:span></text:p>
      <text:p text:style-name="P3"><text:span text:style-name="Source_20_Text">sudo apt purge docker-ce</text:span></text:p>
      <text:p text:style-name="P3"><text:span text:style-name="Source_20_Text"/></text:p>
      <text:p text:style-name="P2"><text:span text:style-name="Source_20_Text">sudo apt autoremov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7:43:09.678264420</meta:creation-date>
    <dc:date>2021-12-15T18:53:14.192341379</dc:date>
    <meta:editing-duration>PT17M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21" meta:character-count="1746" meta:non-whitespace-character-count="1535"/>
  </office:meta>
</office:document-meta>
</file>